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2cm" fo:min-width="2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69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fo:min-height="3.145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fill-color="#ffffff" fo:min-height="3.151cm" fo:padding-top="0.139cm" fo:padding-bottom="0.139cm" fo:padding-left="0.264cm" fo:padding-right="0.264cm"/>
    </style:style>
    <style:style style:name="gr6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fill-color="#ffffff" fo:min-height="3.687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1.053cm"/>
    </style:style>
    <style:style style:name="gr8" style:family="graphic" style:parent-style-name="standard">
      <style:graphic-properties draw:stroke="none" draw:stroke-dash="Fine_20_Dashed" svg:stroke-width="0.028cm" svg:stroke-color="#000000" draw:marker-start-width="0.242cm" draw:marker-end-width="0.242cm" draw:fill="none" draw:fill-color="#ffffff" fo:min-height="10.926cm" fo:padding-top="0.139cm" fo:padding-bottom="0.139cm" fo:padding-left="0.264cm" fo:padding-right="0.264cm"/>
    </style:style>
    <style:style style:name="gr9" style:family="graphic" style:parent-style-name="standard">
      <style:graphic-properties draw:textarea-horizontal-align="justify" draw:textarea-vertical-align="middle" draw:auto-grow-height="false" fo:min-height="0.929cm" fo:min-width="1.027cm"/>
    </style:style>
    <style:style style:name="gr10" style:family="graphic" style:parent-style-name="standard">
      <style:graphic-properties draw:stroke="dash" draw:stroke-dash="Fine_20_Dashed" svg:stroke-width="0.028cm" draw:marker-start-width="0.242cm" draw:marker-end-width="0.242cm" draw:fill="none" draw:textarea-horizontal-align="justify" draw:textarea-vertical-align="middle" draw:auto-grow-height="false" fo:min-height="0.766cm" fo:min-width="19.566cm" fo:padding-top="0.139cm" fo:padding-bottom="0.139cm" fo:padding-left="0.264cm" fo:padding-right="0.264cm"/>
    </style:style>
    <style:style style:name="gr11" style:family="graphic" style:parent-style-name="standard">
      <style:graphic-properties draw:stroke="dash" draw:stroke-dash="Fine_20_Dashed" svg:stroke-width="0.028cm" draw:marker-start-width="0.242cm" draw:marker-end-width="0.242cm" draw:fill="none" draw:textarea-horizontal-align="justify" draw:textarea-vertical-align="middle" draw:auto-grow-height="false" fo:min-height="2.586cm" fo:min-width="19.538cm" fo:padding-top="0.139cm" fo:padding-bottom="0.139cm" fo:padding-left="0.264cm" fo:padding-right="0.264cm"/>
    </style:style>
    <style:style style:name="gr12" style:family="graphic" style:parent-style-name="standard">
      <style:graphic-properties draw:stroke="dash" draw:stroke-dash="Fine_20_Dashed" svg:stroke-width="0.028cm" draw:marker-start-width="0.242cm" draw:marker-end-width="0.242cm" draw:fill="none" draw:textarea-horizontal-align="justify" draw:textarea-vertical-align="middle" draw:auto-grow-height="false" fo:min-height="0.992cm" fo:min-width="19.538cm" fo:padding-top="0.139cm" fo:padding-bottom="0.139cm" fo:padding-left="0.264cm" fo:padding-right="0.264cm"/>
    </style:style>
    <style:style style:name="gr13" style:family="graphic" style:parent-style-name="standard">
      <style:graphic-properties draw:stroke="dash" draw:stroke-dash="Fine_20_Dashed" svg:stroke-width="0.028cm" draw:marker-start-width="0.242cm" draw:marker-end-width="0.242cm" draw:fill="none" draw:textarea-horizontal-align="justify" draw:textarea-vertical-align="middle" draw:auto-grow-height="false" fo:min-height="1.5cm" fo:min-width="19.538cm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Fine_20_Dashed" svg:stroke-width="0.028cm" draw:marker-start-width="0.242cm" draw:marker-end-width="0.242cm" draw:fill="none" draw:textarea-horizontal-align="justify" draw:textarea-vertical-align="middle" draw:auto-grow-height="false" fo:min-height="3.659cm" fo:min-width="19.538cm" fo:padding-top="0.139cm" fo:padding-bottom="0.139cm" fo:padding-left="0.264cm" fo:padding-right="0.264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056cm"/>
    </style:style>
    <style:style style:name="gr16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entury Gothic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Century Gothic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entury Gothi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54cm" svg:x="1.816cm" svg:y="1.40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.667cm" svg:height="2.413cm" svg:x="1.589cm" svg:y="6.7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0.001cm" svg:height="0.127cm" svg:x="2.994cm" svg:y="2.85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3" draw:layer="layout" svg:width="4.772cm" svg:height="3.429cm" svg:x="5.572cm" svg:y="1cm">
          <draw:text-box>
            <text:p text:style-name="P2"><text:span text:style-name="T1">BasketItemRecord {</text:span></text:p>
            <text:p text:style-name="P2"><text:span text:style-name="T1"><text:s text:c="4"/></text:span><text:span text:style-name="T1">id: …,</text:span></text:p>
            <text:p text:style-name="P2"><text:span text:style-name="T1"><text:s text:c="4"/></text:span><text:span text:style-name="T1">productId: …,</text:span></text:p>
            <text:p text:style-name="P2"><text:span text:style-name="T1"><text:s text:c="4"/></text:span><text:span text:style-name="T1">customerId: …,</text:span></text:p>
            <text:p text:style-name="P2"><text:span text:style-name="T1"><text:s text:c="4"/></text:span><text:span text:style-name="T1">amount: …,</text:span></text:p>
            <text:p text:style-name="P2"><text:span text:style-name="T1">}</text:span></text:p>
          </draw:text-box>
        </draw:frame>
        <draw:frame draw:style-name="gr5" draw:text-style-name="P3" draw:layer="layout" svg:width="4.745cm" svg:height="3.429cm" svg:x="16.702cm" svg:y="1cm">
          <draw:text-box>
            <text:p text:style-name="P2"><text:span text:style-name="T1">ProductRecord {</text:span></text:p>
            <text:p text:style-name="P2"><text:span text:style-name="T1"><text:s text:c="4"/></text:span><text:span text:style-name="T1">id: …,</text:span></text:p>
            <text:p text:style-name="P2"><text:span text:style-name="T1"><text:s text:c="4"/></text:span><text:span text:style-name="T1">name: …,</text:span></text:p>
            <text:p text:style-name="P2"><text:span text:style-name="T1"><text:s text:c="4"/></text:span><text:span text:style-name="T1">price: …,</text:span></text:p>
            <text:p text:style-name="P2"><text:span text:style-name="T1">}</text:span></text:p>
          </draw:text-box>
        </draw:frame>
        <draw:frame draw:style-name="gr5" draw:text-style-name="P3" draw:layer="layout" svg:width="4.645cm" svg:height="3.429cm" svg:x="11.287cm" svg:y="1cm">
          <draw:text-box>
            <text:p text:style-name="P2"><text:span text:style-name="T1">CustomerRecord {</text:span></text:p>
            <text:p text:style-name="P2"><text:span text:style-name="T1"><text:s text:c="4"/></text:span><text:span text:style-name="T1">id: …,</text:span></text:p>
            <text:p text:style-name="P2"><text:span text:style-name="T1"><text:s text:c="4"/></text:span><text:span text:style-name="T1">name: …,</text:span></text:p>
            <text:p text:style-name="P2"><text:span text:style-name="T1"><text:s text:c="4"/></text:span><text:span text:style-name="T1">email: …,</text:span></text:p>
            <text:p text:style-name="P2"><text:span text:style-name="T1">}</text:span></text:p>
          </draw:text-box>
        </draw:frame>
        <draw:frame draw:style-name="gr6" draw:text-style-name="P3" draw:layer="layout" svg:width="3.81cm" svg:height="3.965cm" svg:x="0.873cm" svg:y="9.636cm">
          <draw:text-box>
            <text:p text:style-name="P2"><text:span text:style-name="T1">TaxProperties {</text:span></text:p>
            <text:p text:style-name="P2"><text:span text:style-name="T1"><text:s text:c="4"/></text:span><text:span text:style-name="T1">name: “VAT”,</text:span></text:p>
            <text:p text:style-name="P2"><text:span text:style-name="T1"><text:s text:c="4"/></text:span><text:span text:style-name="T1">value: 0.2,</text:span></text:p>
            <text:p text:style-name="P2"><text:span text:style-name="T1"><text:s text:c="4"/></text:span><text:span text:style-name="T1">...</text:span></text:p>
            <text:p text:style-name="P2"><text:span text:style-name="T1">}</text:span></text:p>
          </draw:text-box>
        </draw:frame>
        <draw:frame draw:style-name="gr7" draw:text-style-name="P4" draw:layer="layout" svg:width="18.669cm" svg:height="11.303cm" svg:x="7.731cm" svg:y="7.096cm">
          <draw:text-box>
            <text:p/>
          </draw:text-box>
        </draw:frame>
        <draw:frame draw:style-name="gr8" draw:text-style-name="P3" draw:layer="layout" svg:width="21.401cm" svg:height="11.741cm" svg:x="5.734cm" svg:y="5.518cm">
          <draw:text-box>
            <text:p text:style-name="P2"><text:span text:style-name="T1">CONCEPT VAT IS vatRate = t.value FROM TaxProperties t WHERE t.name = <text:s/>“VAT”;</text:span></text:p>
            <text:p text:style-name="P2"><text:span text:style-name="T1"/></text:p>
            <text:p text:style-name="P2"><text:span text:style-name="T1">CONCEPT OrderItem o EXTENDS </text:span><text:span text:style-name="T1">BasketItemRecord i, ProductRecord p, VAT v WITH priceTotal = i.amount * p.price, </text:span></text:p>
            <text:p text:style-name="P2"><text:span text:style-name="T1"><text:s text:c="9"/></text:span><text:span text:style-name="T1">vatPerItem = p.price * v.vatRate, </text:span></text:p>
            <text:p text:style-name="P2"><text:span text:style-name="T1"><text:s text:c="9"/></text:span><text:span text:style-name="T1">vatTotal = o.vatPerItem * i.amount </text:span></text:p>
            <text:p text:style-name="P2"><text:span text:style-name="T1">WHERE i.productId = p.id;</text:span></text:p>
            <text:p text:style-name="P2"><text:span text:style-name="T1"/></text:p>
            <text:p text:style-name="P2"><text:span text:style-name="T1">CONCEPT Totals IS customerId = o.id, vat = SUM(o.vatTotal), price = SUM(priceTotal)</text:span><text:span text:style-name="T1"> </text:span></text:p>
            <text:p text:style-name="P2"><text:span text:style-name="T1">FROM OrderItem o GROUP BY customerId;</text:span></text:p>
            <text:p text:style-name="P2"><text:span text:style-name="T1"><text:s/></text:span></text:p>
            <text:p text:style-name="P2"><text:span text:style-name="T1">CONCEPT Order IS </text:span></text:p>
            <text:p text:style-name="P2"><text:span text:style-name="T1"><text:s text:c="5"/></text:span><text:span text:style-name="T1">customer = c, items = (find OrderItem {customerId = c.id}), totals = t </text:span></text:p>
            <text:p text:style-name="P2"><text:span text:style-name="T1">FROM </text:span><text:span text:style-name="T1">CustomerRecord c, </text:span><text:span text:style-name="T1">Totals t WHERE c.id = t.customerId;</text:span></text:p>
            <text:p text:style-name="P2"><text:span text:style-name="T1"/></text:p>
            <text:p text:style-name="P2"><text:span text:style-name="T1">CONCEPT OrderView IS customerName = o.customer.name, </text:span></text:p>
            <text:p text:style-name="P2"><text:span text:style-name="T1"><text:s text:c="7"/></text:span><text:span text:style-name="T1">items = o.items.map(new function(item) {</text:span></text:p>
            <text:p text:style-name="P2"><text:span text:style-name="T1"><text:s text:c="11"/></text:span><text:span text:style-name="T1">OrderItemView { name: item.name, price: item.price, amount: item.amount }</text:span></text:p>
            <text:p text:style-name="P2"><text:span text:style-name="T1"><text:s text:c="7"/></text:span><text:span text:style-name="T1">}), </text:span></text:p>
            <text:p text:style-name="P2"><text:span text:style-name="T1"><text:s text:c="6"/></text:span><text:span text:style-name="T1">total: o.totals.priceTotal, </text:span></text:p>
            <text:p text:style-name="P2"><text:span text:style-name="T1"><text:s text:c="6"/></text:span><text:span text:style-name="T1">vatTotal = o.totals.vatTotal</text:span></text:p>
            <text:p text:style-name="P2"><text:span text:style-name="T1">FROM Order o;</text:span></text:p>
          </draw:text-box>
        </draw:frame>
        <draw:custom-shape draw:style-name="gr9" draw:text-style-name="P1" draw:layer="layout" svg:width="2.159cm" svg:height="1.667cm" svg:x="14.589cm" svg:y="18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5" draw:layer="layout" svg:width="20.066cm" svg:height="1.016cm" svg:x="5.699cm" svg:y="5.4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0.066cm" svg:height="2.864cm" svg:x="5.699cm" svg:y="6.6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0.066cm" svg:height="1.27cm" svg:x="5.699cm" svg:y="9.7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0.066cm" svg:height="1.778cm" svg:x="5.699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0.066cm" svg:height="3.937cm" svg:x="5.572cm" svg:y="13.4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35cm" svg:height="1.016cm" svg:x="4.91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0.889cm" svg:height="0.508cm" svg:x="15.178cm" svg:y="17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889cm" svg:height="0.508cm" svg:x="7.577cm" svg:y="4.6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889cm" svg:height="0.508cm" svg:x="13.065cm" svg:y="4.6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889cm" svg:height="0.508cm" svg:x="18.526cm" svg:y="4.6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8:06:38.084000000</meta:creation-date>
    <dc:date>2018-01-04T20:19:06.050000000</dc:date>
    <meta:editing-duration>PT19M53S</meta:editing-duration>
    <meta:editing-cycles>2</meta:editing-cycles>
    <meta:generator>LibreOffice/5.4.3.2$Windows_X86_64 LibreOffice_project/92a7159f7e4af62137622921e809f8546db437e5</meta:generator>
    <meta:document-statistic meta:object-count="20"/>
  </office:meta>
</office:document-meta>
</file>